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9" style:family="paragraph" style:parent-style-name="Standard" style:list-style-name="L3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20" style:family="paragraph" style:parent-style-name="Standard" style:list-style-name="L3">
      <style:paragraph-properties fo:margin-left="0in" fo:margin-right="0in" fo:text-indent="0in" style:auto-text-indent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3083706897969692203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4846483153817842830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4"><text:soft-page-break/>Sat 3/4/2017 <text:s/><text:span text:style-name="T1">4.5 miles</text:span></text:p>
      <text:p text:style-name="P14">On a treadmill I ran 3 miles in 27:36 or 8:52/mile.</text:p>
      <text:p text:style-name="P14">Splits: 9:44, 9:16, 7:36</text:p>
      <text:p text:style-name="P14">I warmed down with 1 mile in about 10:00 and a half mile walk in about 7:45.</text:p>
      <text:p text:style-name="P14"/>
      <text:p text:style-name="P14">Sun 3/5/2017 <text:span text:style-name="T1">6.5 miles</text:span></text:p>
      <text:p text:style-name="P12">I did not run the half marathon today because the wind chill was in the teens this morning.</text:p>
      <text:p text:style-name="P14">I warmed up with a ½ mile to the Wise Center.</text:p>
      <text:p text:style-name="P14">On a treadmill I ran 5 miles in 42:06 or 8:25/mile. <text:s/>The last half mile was in 3:39.</text:p>
      <text:p text:style-name="P14">Splits: 8:59, 8:46, 8:29, 8:15, 7:37</text:p>
      <text:p text:style-name="P14">I warmed down with a mile in about 10 minutes.</text:p>
      <text:p text:style-name="P14"/>
      <text:p text:style-name="P14">Mon 3/6/2017 <text:span text:style-name="T1">5 miles</text:span></text:p>
      <text:p text:style-name="P14">I ran 2 miles on a treadmill at 10:00/mile and then rested 5 minutes.</text:p>
      <text:p text:style-name="P14">I did 3 miles on the indoor track practicing a walk/run routine for the middle miles of a 50 miler. I ran 3/8 of a mile and walked 1/8 of a mile and repeated until I reached 3 miles. <text:s/></text:p>
      <text:p text:style-name="P14">running pace about 10:00/mile, walking pace about 14:00/mile and average pace 11:00/mile</text:p>
      <text:p text:style-name="P14"/>
      <text:p text:style-name="P14">Tues 3/7/2017 <text:span text:style-name="T1">6.5 miles</text:span></text:p>
      <text:p text:style-name="P14">I jogged ½ mile to the Wise Center and rested a few minutes.</text:p>
      <text:p text:style-name="P14">On a treadmill I ran 6 miles in 55:55 or 9:19/mile.</text:p>
      <text:p text:style-name="P14">Splits and my pulse at the end of each mile:</text:p>
      <text:list xml:id="list6771717920832447345" text:style-name="L3">
        <text:list-item>
          <text:p text:style-name="P19">10:00 <text:s/>120 bpm<text:tab/>4. <text:s text:c="3"/>8:00 <text:s/>154 </text:p>
        </text:list-item>
        <text:list-item>
          <text:p text:style-name="P19">10:00 <text:s/>126<text:tab/><text:tab/>5. <text:s text:c="3"/>8:57 <text:s/>146</text:p>
        </text:list-item>
        <text:list-item>
          <text:p text:style-name="P19"><text:s text:c="2"/>8:57 <text:s/>139<text:tab/><text:tab/>6. <text:s/>10:00 <text:s/>136<text:tab/></text:p>
        </text:list-item>
      </text:list>
      <text:p text:style-name="P14"/>
      <text:list xml:id="list31375797" text:continue-numbering="true" text:style-name="L3">
        <text:list-header>
          <text:p text:style-name="P20">Wed 3/8/2017 <text:span text:style-name="T1">6.5 miles</text:span></text:p>
          <text:p text:style-name="P20">I ran ½ mile to the indoor track and rested a few minutes.</text:p>
          <text:p text:style-name="P20">I ran and walked 4 miles in 44:27 or 11:07/mile.</text:p>
          <text:p text:style-name="P20">Then I walked a ½ mile in 6:45 and rested 10 minutes.</text:p>
          <text:p text:style-name="P20">I ran 1 mile on a treadmill in 9:29 and jogged a ½ mile hom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8T11:19:57.73</dc:date>
    <dc:creator>James Lombardi</dc:creator>
    <meta:editing-duration>PT16H51M23S</meta:editing-duration>
    <meta:editing-cycles>107</meta:editing-cycles>
    <meta:document-statistic meta:table-count="0" meta:image-count="0" meta:object-count="0" meta:page-count="10" meta:paragraph-count="293" meta:word-count="3723" meta:character-count="18277"/>
  </office:meta>
</office:document-meta>
</file>